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41D0000017100000171D9C2D3F74110F4DA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style:font-name="Calibri" officeooo:rsid="0005c601" officeooo:paragraph-rsid="0005c601"/>
    </style:style>
    <style:style style:name="P2" style:family="paragraph" style:parent-style-name="Text_20_body" style:list-style-name="L1">
      <style:text-properties style:font-name="Calibri" fo:font-size="14pt" officeooo:rsid="0005c601" officeooo:paragraph-rsid="0005c601" style:font-size-asian="14pt" style:font-size-complex="14pt"/>
    </style:style>
    <style:style style:name="T1" style:family="text">
      <style:text-properties officeooo:rsid="00071862"/>
    </style:style>
    <style:style style:name="T2" style:family="text">
      <style:text-properties officeooo:rsid="00079e1e"/>
    </style:style>
    <text:list-style style:name="L1">
      <text:list-level-style-image text:level="1" xlink:href="Pictures/1000041D0000017100000171D9C2D3F74110F4DA.svg" xlink:type="simple" xlink:show="embed" xlink:actuate="onLoad">
        <style:list-level-properties text:list-level-position-and-space-mode="label-alignment" style:vertical-pos="middle" style:vertical-rel="line" fo:width="0.369cm" fo:height="0.369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41D0000017100000171D9C2D3F74110F4DA.svg" xlink:type="simple" xlink:show="embed" xlink:actuate="onLoad">
        <style:list-level-properties text:list-level-position-and-space-mode="label-alignment" style:vertical-pos="middle" style:vertical-rel="line" fo:width="0.369cm" fo:height="0.369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41D0000017100000171D9C2D3F74110F4DA.svg" xlink:type="simple" xlink:show="embed" xlink:actuate="onLoad">
        <style:list-level-properties text:list-level-position-and-space-mode="label-alignment" style:vertical-pos="middle" style:vertical-rel="line" fo:width="0.369cm" fo:height="0.369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41D0000017100000171D9C2D3F74110F4DA.svg" xlink:type="simple" xlink:show="embed" xlink:actuate="onLoad">
        <style:list-level-properties text:list-level-position-and-space-mode="label-alignment" style:vertical-pos="middle" style:vertical-rel="line" fo:width="0.369cm" fo:height="0.369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41D0000017100000171D9C2D3F74110F4DA.svg" xlink:type="simple" xlink:show="embed" xlink:actuate="onLoad">
        <style:list-level-properties text:list-level-position-and-space-mode="label-alignment" style:vertical-pos="middle" style:vertical-rel="line" fo:width="0.369cm" fo:height="0.369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41D0000017100000171D9C2D3F74110F4DA.svg" xlink:type="simple" xlink:show="embed" xlink:actuate="onLoad">
        <style:list-level-properties text:list-level-position-and-space-mode="label-alignment" style:vertical-pos="middle" style:vertical-rel="line" fo:width="0.369cm" fo:height="0.369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41D0000017100000171D9C2D3F74110F4DA.svg" xlink:type="simple" xlink:show="embed" xlink:actuate="onLoad">
        <style:list-level-properties text:list-level-position-and-space-mode="label-alignment" style:vertical-pos="middle" style:vertical-rel="line" fo:width="0.369cm" fo:height="0.369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41D0000017100000171D9C2D3F74110F4DA.svg" xlink:type="simple" xlink:show="embed" xlink:actuate="onLoad">
        <style:list-level-properties text:list-level-position-and-space-mode="label-alignment" style:vertical-pos="middle" style:vertical-rel="line" fo:width="0.369cm" fo:height="0.369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41D0000017100000171D9C2D3F74110F4DA.svg" xlink:type="simple" xlink:show="embed" xlink:actuate="onLoad">
        <style:list-level-properties text:list-level-position-and-space-mode="label-alignment" style:vertical-pos="middle" style:vertical-rel="line" fo:width="0.369cm" fo:height="0.369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41D0000017100000171D9C2D3F74110F4DA.svg" xlink:type="simple" xlink:show="embed" xlink:actuate="onLoad">
        <style:list-level-properties text:list-level-position-and-space-mode="label-alignment" style:vertical-pos="middle" style:vertical-rel="line" fo:width="0.369cm" fo:height="0.369cm">
          <style:list-level-label-alignment text:label-followed-by="listtab" text:list-tab-stop-position="6.985cm" fo:text-indent="-0.635cm" fo:margin-left="6.985cm"/>
        </style:list-level-properties>
      </text:list-level-style-image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at and Dog recognizer:</text:h>
      <text:list xml:id="list992879398" text:style-name="L1">
        <text:list-item>
          <text:p text:style-name="P2">This folder contains <text:s/>my recepies for cat and dog recognizers using <text:span text:style-name="T2">mobilenet v2 architecture.</text:span></text:p>
        </text:list-item>
        <text:list-item>
          <text:p text:style-name="P2"><text:span text:style-name="T1">Mobilenet </text:span>gives 96% accuracy on test data and 95% accuracy on validation data.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80808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80808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7T18:07:13.585181160</meta:creation-date>
    <dc:date>2021-11-13T22:08:54.409630698</dc:date>
    <meta:editing-duration>PT10M27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3" meta:word-count="33" meta:character-count="198" meta:non-whitespace-character-count="168"/>
  </office:meta>
</office:document-meta>
</file>